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0c7219"/>
    </style:style>
    <style:style style:name="T19" style:family="text">
      <style:text-properties officeooo:rsid="0114861f"/>
    </style:style>
    <style:style style:name="T20" style:family="text">
      <style:text-properties officeooo:rsid="0115c597"/>
    </style:style>
    <style:style style:name="T21" style:family="text">
      <style:text-properties officeooo:rsid="00065d6c"/>
    </style:style>
    <style:style style:name="T22" style:family="text">
      <style:text-properties officeooo:rsid="00f807ce"/>
    </style:style>
    <style:style style:name="T23" style:family="text">
      <style:text-properties officeooo:rsid="0120162e"/>
    </style:style>
    <style:style style:name="T24" style:family="text">
      <style:text-properties officeooo:rsid="013fba44"/>
    </style:style>
    <style:style style:name="T25" style:family="text">
      <style:text-properties officeooo:rsid="015427ae"/>
    </style:style>
    <style:style style:name="T26" style:family="text">
      <style:text-properties officeooo:rsid="015f83f9"/>
    </style:style>
    <style:style style:name="T27" style:family="text">
      <style:text-properties officeooo:rsid="0164e3b7"/>
    </style:style>
    <style:style style:name="T28" style:family="text">
      <style:text-properties officeooo:rsid="016879ea"/>
    </style:style>
    <style:style style:name="T29" style:family="text">
      <style:text-properties officeooo:rsid="0179b94e"/>
    </style:style>
    <style:style style:name="T30" style:family="text">
      <style:text-properties officeooo:rsid="017ff373"/>
    </style:style>
    <style:style style:name="T31" style:family="text">
      <style:text-properties officeooo:rsid="01b8af1d"/>
    </style:style>
    <style:style style:name="T32" style:family="text">
      <style:text-properties officeooo:rsid="01f85d0b"/>
    </style:style>
    <style:style style:name="T33" style:family="text">
      <style:text-properties officeooo:rsid="020662e5"/>
    </style:style>
    <style:style style:name="T34" style:family="text">
      <style:text-properties officeooo:rsid="0232bc6f"/>
    </style:style>
    <style:style style:name="T35" style:family="text">
      <style:text-properties officeooo:rsid="0238c665"/>
    </style:style>
    <style:style style:name="T36" style:family="text">
      <style:text-properties officeooo:rsid="02441655"/>
    </style:style>
    <style:style style:name="T37" style:family="text">
      <style:text-properties officeooo:rsid="024e1cb6"/>
    </style:style>
    <style:style style:name="T38" style:family="text">
      <style:text-properties officeooo:rsid="02552e66"/>
    </style:style>
    <style:style style:name="T39" style:family="text">
      <style:text-properties officeooo:rsid="02636623"/>
    </style:style>
    <style:style style:name="T40" style:family="text">
      <style:text-properties officeooo:rsid="026a1dc0"/>
    </style:style>
    <style:style style:name="T41" style:family="text">
      <style:text-properties officeooo:rsid="02700d14"/>
    </style:style>
    <style:style style:name="T42" style:family="text">
      <style:text-properties officeooo:rsid="02707d12"/>
    </style:style>
    <style:style style:name="T43" style:family="text">
      <style:text-properties officeooo:rsid="02950381"/>
    </style:style>
    <style:style style:name="T44" style:family="text">
      <style:text-properties officeooo:rsid="02991a12"/>
    </style:style>
    <style:style style:name="T45" style:family="text">
      <style:text-properties officeooo:rsid="029fad0a"/>
    </style:style>
    <style:style style:name="T46" style:family="text">
      <style:text-properties officeooo:rsid="02a4e322"/>
    </style:style>
    <style:style style:name="T47" style:family="text">
      <style:text-properties officeooo:rsid="02a771f4"/>
    </style:style>
    <style:style style:name="T48" style:family="text">
      <style:text-properties officeooo:rsid="02b315e6"/>
    </style:style>
    <style:style style:name="T49" style:family="text">
      <style:text-properties officeooo:rsid="02b4616e"/>
    </style:style>
    <style:style style:name="T50" style:family="text">
      <style:text-properties officeooo:rsid="02bb1016"/>
    </style:style>
    <style:style style:name="T51" style:family="text">
      <style:text-properties officeooo:rsid="02bc9658"/>
    </style:style>
    <style:style style:name="T52" style:family="text">
      <style:text-properties officeooo:rsid="02bf8c9a"/>
    </style:style>
    <style:style style:name="T53" style:family="text">
      <style:text-properties officeooo:rsid="02c07e15"/>
    </style:style>
    <style:style style:name="T54" style:family="text">
      <style:text-properties officeooo:rsid="02c089bd"/>
    </style:style>
    <style:style style:name="T55" style:family="text">
      <style:text-properties officeooo:rsid="02c9d4d1"/>
    </style:style>
    <style:style style:name="T56" style:family="text">
      <style:text-properties officeooo:rsid="02d71b19"/>
    </style:style>
    <style:style style:name="T57" style:family="text">
      <style:text-properties officeooo:rsid="02d955b1"/>
    </style:style>
    <style:style style:name="T58" style:family="text">
      <style:text-properties officeooo:rsid="02dba1e6"/>
    </style:style>
    <style:style style:name="T59" style:family="text">
      <style:text-properties officeooo:rsid="02dea6e1"/>
    </style:style>
    <style:style style:name="T60" style:family="text">
      <style:text-properties officeooo:rsid="02e1d6eb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297bf7a" style:font-weight-asian="bold" style:font-weight-complex="bold"/>
    </style:style>
    <style:style style:name="T63" style:family="text">
      <style:text-properties fo:font-weight="bold" officeooo:rsid="02e1d6eb" style:font-weight-asian="bold" style:font-weight-complex="bold"/>
    </style:style>
    <style:style style:name="T64" style:family="text">
      <style:text-properties officeooo:rsid="02e62971"/>
    </style:style>
    <style:style style:name="T65" style:family="text">
      <style:text-properties officeooo:rsid="02e98d26"/>
    </style:style>
    <style:style style:name="T66" style:family="text">
      <style:text-properties officeooo:rsid="02eb4747"/>
    </style:style>
    <style:style style:name="T67" style:family="text">
      <style:text-properties officeooo:rsid="02ed7d66"/>
    </style:style>
    <style:style style:name="T68" style:family="text">
      <style:text-properties officeooo:rsid="02eeed23"/>
    </style:style>
    <style:style style:name="T69" style:family="text">
      <style:text-properties officeooo:rsid="02f12727"/>
    </style:style>
    <style:style style:name="T70" style:family="text">
      <style:text-properties officeooo:rsid="02f18842"/>
    </style:style>
    <style:style style:name="T71" style:family="text">
      <style:text-properties officeooo:rsid="02f39cb6"/>
    </style:style>
    <style:style style:name="T72" style:family="text">
      <style:text-properties officeooo:rsid="02f552fd"/>
    </style:style>
    <style:style style:name="T73" style:family="text">
      <style:text-properties officeooo:rsid="0297bf7a"/>
    </style:style>
    <style:style style:name="T74" style:family="text">
      <style:text-properties officeooo:rsid="02f9bd0a"/>
    </style:style>
    <style:style style:name="T75" style:family="text">
      <style:text-properties officeooo:rsid="02f9f083"/>
    </style:style>
    <style:style style:name="T76" style:family="text">
      <style:text-properties officeooo:rsid="02fbb0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Text_20_body">Active Presenter: <text:span text:style-name="T8">8.</text:span><text:span text:style-name="T65">4.0</text:span></text:p>
      <text:p text:style-name="P1">LibreOffice: <text:span text:style-name="T27">7.</text:span><text:span text:style-name="T40">1.</text:span><text:span text:style-name="T71">3</text:span></text:p>
      <text:p text:style-name="P1">Thunderbird: <text:span text:style-name="T28">78.</text:span><text:span text:style-name="T56">10.</text:span><text:span text:style-name="T72">1</text:span></text:p>
      <text:p text:style-name="P9"><text:span text:style-name="T21">WPS Office: 11.2.0.</text:span><text:span text:style-name="T43">10</text:span><text:span text:style-name="T55">1</text:span><text:span text:style-name="T57">14</text:span></text:p>
      <text:p text:style-name="P1">VLC: 3.0.<text:span text:style-name="T19">1</text:span><text:span text:style-name="T37">2</text:span></text:p>
      <text:p text:style-name="P1">DVDStyler: 3.<text:span text:style-name="T1">1</text:span></text:p>
      <text:p text:style-name="P1">GIMP: 2.10.<text:span text:style-name="T24">2</text:span><text:span text:style-name="T51">4</text:span></text:p>
      <text:p text:style-name="P1">OpenShot: <text:span text:style-name="T1">2.5.</text:span><text:span text:style-name="T10">1</text:span></text:p>
      <text:p text:style-name="P16"><text:span text:style-name="T21">Audacity: </text:span><text:span text:style-name="T46">3.0.</text:span><text:span text:style-name="T58">2</text:span></text:p>
      <text:p text:style-name="P1">Paint.net: 4.<text:span text:style-name="T3">2.1</text:span><text:span text:style-name="T59">6</text:span></text:p>
      <text:p text:style-name="P17">MakeMKV: 1.1<text:span text:style-name="T73">6.</text:span><text:span text:style-name="T60">3 </text:span></text:p>
      <text:p text:style-name="P5">SMPlayer: <text:span text:style-name="T13">2</text:span><text:span text:style-name="T36">1.1.0</text:span></text:p>
      <text:p text:style-name="P14">Kdenlive: <text:span text:style-name="T20">2</text:span><text:span text:style-name="T66">1.04.0</text:span></text:p>
      <text:p text:style-name="P15">Ubuntu Server: 20.04.<text:span text:style-name="T41">2</text:span></text:p>
      <text:p text:style-name="P1">Fedora: 3<text:span text:style-name="T67">4</text:span></text:p>
      <text:p text:style-name="P10"><text:span text:style-name="T22">CloudReady </text:span><text:span text:style-name="T12">(Image)</text:span><text:span text:style-name="T22">: </text:span><text:span text:style-name="T14">8</text:span><text:span text:style-name="T60">9.3.3</text:span></text:p>
      <text:p text:style-name="P1">Linux Mint: <text:span text:style-name="T25">20.</text:span><text:span text:style-name="T35">1</text:span></text:p>
      <text:p text:style-name="P1">Ubuntu: <text:span text:style-name="T15">20.04.</text:span><text:span text:style-name="T42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6">20.</text:span><text:span text:style-name="T39">04</text:span></text:p>
      <text:p text:style-name="P12">Manjaro: 2<text:span text:style-name="T48">1.0</text:span><text:span text:style-name="T68">3</text:span></text:p>
      <text:p text:style-name="P6">Arch: <text:span text:style-name="T74">5/1/21</text:span></text:p>
      <text:p text:style-name="P7">Debian (Stable): 10.<text:span text:style-name="T53">9.0</text:span></text:p>
      <text:p text:style-name="P13">OpenSuse (Leap): 15.<text:span text:style-name="T26">2</text:span></text:p>
      <text:p text:style-name="P8">Visual Studio: 2019</text:p>
      <text:p text:style-name="P3">FileZilla Client: 3.<text:span text:style-name="T30">5</text:span><text:span text:style-name="T47">3.</text:span><text:span text:style-name="T54">1</text:span></text:p>
      <text:p text:style-name="P2">Notepad ++: 7.<text:span text:style-name="T31">9.</text:span><text:span text:style-name="T49">5</text:span></text:p>
      <text:p text:style-name="P2">Brackets: <text:span text:style-name="T2">1.14.</text:span><text:span text:style-name="T23">2 (Windows and Mac) 1.14.1 (Linux)</text:span></text:p>
      <text:p text:style-name="P2"><text:soft-page-break/>Rufus: 3.<text:span text:style-name="T17">1</text:span><text:span text:style-name="T75">4</text:span></text:p>
      <text:p text:style-name="P4">VirtualBox: 6.<text:span text:style-name="T7">1.</text:span><text:span text:style-name="T64">2</text:span><text:span text:style-name="T69">2</text:span></text:p>
      <text:p text:style-name="P2">Sharex: <text:span text:style-name="T2">13.</text:span><text:span text:style-name="T34">4</text:span><text:span text:style-name="T32">.0</text:span></text:p>
      <text:p text:style-name="P2">XDM:<text:span text:style-name="T11"> 7.2.1</text:span><text:span text:style-name="T29">1</text:span></text:p>
      <text:p text:style-name="P2">Vivaldi: <text:span text:style-name="T18">3.</text:span><text:span text:style-name="T70">8</text:span></text:p>
      <text:p text:style-name="P2">7-zip: <text:span text:style-name="T9">2</text:span><text:span text:style-name="T38">1.0</text:span><text:span text:style-name="T76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5-06T20:24:48.041087703</dc:date>
    <meta:editing-duration>P1DT21H3M17S</meta:editing-duration>
    <meta:editing-cycles>366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1" meta:non-whitespace-character-count="568"/>
  </office:meta>
</office:document-meta>
</file>